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1.561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939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1.4047in"/>
    </style:style>
    <style:style style:name="co30" style:family="table-column">
      <style:table-column-properties fo:break-before="auto" style:column-width="1.6661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3346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2.2835in"/>
    </style:style>
    <style:style style:name="co37" style:family="table-column">
      <style:table-column-properties fo:break-before="auto" style:column-width="2.0098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7929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</text:span><text:span text:style-name="T2">PLT_09.003, PLT_09.005, </text:span><text:span text:style-name="T2">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</text:span><text:span text:style-name="T6">006,PLT_07_02.007, </text:span><text:span text:style-name="T6">PLT_07_04.004, </text:span><text:span text:style-name="T6">PLT_07_04.005, </text:span><text:span text:style-name="T6">PLT_16.001, </text:span><text:span text:style-name="T6">PLT_17.001,PLT_18.001,PLT</text:span><text:span text:style-name="T6">_19.001,PLT_20.001,PLT_21</text:span><text:span text:style-name="T6">.001,PLT_22.001,PLT_09.00</text:span><text:span text:style-name="T6">4,PLT_09.005,PLT_13.001, </text:span><text:span text:style-name="T6">PLT_01.026, </text:span><text:span text:style-name="T6">PLT_24.001,PLT_24.002,PLT</text:span><text:span text:style-name="T6">_24.003,PLT_24.004,PLT_24</text:span><text:span text:style-name="T6">.005,PLT_24.006,PLT_24.00</text:span><text:span text:style-name="T6">7,PLT_24.008,PLT_24.009,P</text:span><text:span text:style-name="T6">LT_24.010,PLT_24.011,PLT_</text:span><text:span text:style-name="T6">24.012,PLT_24.013,PLT_24.</text:span><text:span text:style-name="T6">014,PLT_24.015,PLT_24.016</text:span><text:span text:style-name="T6">,PLT_24.017,PLT_24.018,PL</text:span><text:span text:style-name="T6">T_24.019,PLT_24.020,LT_24.</text:span><text:span text:style-name="T6">021,LT_24.022,LT_24.023,LT</text:span><text:span text:style-name="T6">_24.024,LT_24.025,PLT_16.0</text:span><text:span text:style-name="T6">01,PLT_16.00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1"/>
        <table:table-column table:style-name="co10" table:number-columns-repeated="252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6"/>
          <table:table-cell table:number-columns-repeated="252"/>
        </table:table-row>
        <table:table-row table:style-name="ro14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6</text:p>
          </table:table-cell>
          <table:table-cell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0" office:value-type="string">
            <text:p>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3">
          <table:table-cell table:style-name="ce50" office:value-type="string">
            <text:p>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50" office:value-type="string">
            <text:p>GTN_PLT_ACR_26.001</text:p>
          </table:table-cell>
          <table:table-cell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7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ORG_02_01.001</text:p>
          </table:table-cell>
          <table:table-cell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2</text:p>
          </table:table-cell>
          <table:table-cell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4</text:p>
          </table:table-cell>
          <table:table-cell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2.001</text:p>
          </table:table-cell>
          <table:table-cell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5</text:p>
          </table:table-cell>
          <table:table-cell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7</text:p>
          </table:table-cell>
          <table:table-cell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7</text:p>
          </table:table-cell>
          <table:table-cell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4.003</text:p>
          </table:table-cell>
          <table:table-cell office:value-type="string">
            <text:p>Delete specific user from search result in Community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2.001</text:p>
          </table:table-cell>
          <table:table-cell office:value-type="string">
            <text:p>Add new Group in Group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text:span text:style-name="T7"> and </text:span><text:span text:style-name="T7">dot</text:span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7</text:p>
          </table:table-cell>
          <table:table-cell office:value-type="string">
            <text:p>Add new group when Name contains special characters</text:p>
            <draw:frame table:end-cell-address="Check_List.B90" table:end-x="0.6232in" table:end-y="0.1732in" draw:z-index="0" draw:name="http://jira.exoplatform.org/images/icons/link_out_bot.gif" draw:style-name="gr1" draw:text-style-name="P1" svg:width="0.622in" svg:height="0.0524in" svg:x="0.0012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09in" table:end-y="0.1717in" draw:z-index="1" draw:name="http://jira.exoplatform.org/images/icons/link_out_bot.gif" draw:style-name="gr1" draw:text-style-name="P1" svg:width="0.5165in" svg:height="0.0508in" svg:x="5.2744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2</text:p>
          </table:table-cell>
          <table:table-cell table:style-name="ce62" office:value-type="string">
            <text:p>Add new group same n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3.001</text:p>
          </table:table-cell>
          <table:table-cell table:style-name="ce62" office:value-type="string">
            <text:p>Edit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2</text:p>
          </table:table-cell>
          <table:table-cell table:style-name="ce62" office:value-type="string">
            <text:p>Check Edit group form</text:p>
            <draw:frame table:end-cell-address="Check_List.B97" table:end-x="0.6232in" table:end-y="0.1728in" draw:z-index="2" draw:name="http://jira.exoplatform.org/images/icons/link_out_bot.gif" draw:style-name="gr1" draw:text-style-name="P1" svg:width="0.622in" svg:height="0.035in" svg:x="0.0012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09in" table:end-y="0.0031in" draw:z-index="3" draw:name="http://jira.exoplatform.org/images/icons/link_out_bot.gif" draw:style-name="gr1" draw:text-style-name="P1" svg:width="0.5165in" svg:height="0.0508in" svg:x="5.274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3</text:p>
          </table:table-cell>
          <table:table-cell table:style-name="ce62" office:value-type="string">
            <text:p>Edit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4</text:p>
          </table:table-cell>
          <table:table-cell table:style-name="ce62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5</text:p>
          </table:table-cell>
          <table:table-cell table:style-name="ce62" office:value-type="string">
            <text:p>Edit group with Label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6</text:p>
          </table:table-cell>
          <table:table-cell table:style-name="ce62" office:value-type="string">
            <text:p>Edit Description of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4.001</text:p>
          </table:table-cell>
          <table:table-cell table:style-name="ce62" office:value-type="string">
            <text:p>Delete group with deleting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6</text:p>
          </table:table-cell>
          <table:table-cell table:style-name="ce62" office:value-type="string">
            <text:p>Check creating page for deleted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7</text:p>
          </table:table-cell>
          <table:table-cell table:style-name="ce62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8</text:p>
          </table:table-cell>
          <table:table-cell table:style-name="ce62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9</text:p>
          </table:table-cell>
          <table:table-cell table:style-name="ce62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5.001</text:p>
          </table:table-cell>
          <table:table-cell table:style-name="ce62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5</text:p>
          </table:table-cell>
          <table:table-cell table:style-name="ce62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6</text:p>
          </table:table-cell>
          <table:table-cell table:style-name="ce62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9</text:p>
          </table:table-cell>
          <table:table-cell table:style-name="ce62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1</text:p>
          </table:table-cell>
          <table:table-cell table:style-name="ce63" office:value-type="string">
            <text:p>Add multi users into group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6.001</text:p>
          </table:table-cell>
          <table:table-cell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6.002</text:p>
          </table:table-cell>
          <table:table-cell office:value-type="string">
            <text:p>Edit membership with <text:s text:c="2"/>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2</text:p>
          </table:table-cell>
          <table:table-cell table:style-name="ce62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3.001</text:p>
          </table:table-cell>
          <table:table-cell office:value-type="string">
            <text:p>Edit Membership in Organization Management form by Administra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7</text:p>
          </table:table-cell>
          <table:table-cell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2</text:p>
          </table:table-cell>
          <table:table-cell table:style-name="ce51" office:value-type="string">
            <text:p>Asa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2</text:p>
          </table:table-cell>
          <table:table-cell table:style-name="ce64" office:value-type="string">
            <text:p>Edit Description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6.001</text:p>
          </table:table-cell>
          <table:table-cell table:style-name="ce65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6.002</text:p>
          </table:table-cell>
          <table:table-cell table:style-name="ce65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1.001</text:p>
          </table:table-cell>
          <table:table-cell table:style-name="ce66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number-columns-repeated="253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5.002</text:p>
          </table:table-cell>
          <table:table-cell table:style-name="ce69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52" office:value-type="string">
            <text:p>GTN_PLT_OTHERS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2</text:p>
          </table:table-cell>
          <table:table-cell table:style-name="ce72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3</text:p>
          </table:table-cell>
          <table:table-cell table:style-name="ce73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4</text:p>
          </table:table-cell>
          <table:table-cell table:style-name="ce74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5</text:p>
          </table:table-cell>
          <table:table-cell table:style-name="ce75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6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7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8.001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9.001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0.001</text:p>
          </table:table-cell>
          <table:table-cell table:style-name="ce76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1.001</text:p>
          </table:table-cell>
          <table:table-cell table:style-name="ce78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2.001</text:p>
          </table:table-cell>
          <table:table-cell table:style-name="ce78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3.001</text:p>
          </table:table-cell>
          <table:table-cell table:style-name="ce78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4.001</text:p>
          </table:table-cell>
          <table:table-cell table:style-name="ce76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8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79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0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79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7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0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and dot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79" office:value-type="string">
            <text:p><text:span text:style-name="T11">Add new tab for Dashboard </text:span><text:span text:style-name="T13">when name over 50 </text:span><text:span text:style-name="T13">characters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79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3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3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7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3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0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0" table:number-rows-repeated="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</table:table>
      <table:table table:name="Account" table:style-name="ta1" table:print="false">
        <table:table-column table:style-name="co10" table:default-cell-style-name="ce103"/>
        <table:table-column table:style-name="co11" table:default-cell-style-name="ce48"/>
        <table:table-column table:style-name="co10" table:default-cell-style-name="ce111"/>
        <table:table-column table:style-name="co12" table:default-cell-style-name="ce115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20"/>
        <table:table-column table:style-name="co10" table:default-cell-style-name="ce117"/>
        <table:table-column table:style-name="co10" table:default-cell-style-name="ce124"/>
        <table:table-column table:style-name="co10" table:number-columns-repeated="6" table:default-cell-style-name="ce117"/>
        <table:table-column table:style-name="co10" table:number-columns-repeated="2" table:default-cell-style-name="ce124"/>
        <table:table-column table:style-name="co10" table:number-columns-repeated="238" table:default-cell-style-name="ce129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20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style-name="Default"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C_0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C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C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C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C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C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C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C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C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C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C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C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C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C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C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</text:span><text:span text:style-name="T16">dot characters as the first </text:span><text:span text:style-name="T16">(e.g: 1brice.revenant or </text:span><text:span text:style-name="T16">_allitest)</text:span></text:p>
            <text:p><text:span text:style-name="T16">- Input values 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C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C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C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C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C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C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C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C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C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C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C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C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C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C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C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C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C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C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C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C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C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C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C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C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C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C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C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C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C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C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C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8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C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C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C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C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C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 3 or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C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C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C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C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C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C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C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ACC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Account_register" table:style-name="ta1" table:print="false">
        <table:table-column table:style-name="co10" table:default-cell-style-name="ce103"/>
        <table:table-column table:style-name="co11" table:default-cell-style-name="ce131"/>
        <table:table-column table:style-name="co10" table:default-cell-style-name="ce111"/>
        <table:table-column table:style-name="co12" table:default-cell-style-name="ce132"/>
        <table:table-column table:style-name="co13" table:default-cell-style-name="ce117"/>
        <table:table-column table:style-name="co14" table:default-cell-style-name="ce117"/>
        <table:table-column table:style-name="co15" table:default-cell-style-name="ce120"/>
        <table:table-column table:style-name="co16" table:default-cell-style-name="ce117"/>
        <table:table-column table:style-name="co10" table:default-cell-style-name="ce117"/>
        <table:table-column table:style-name="co10" table:number-columns-repeated="247" table:default-cell-style-name="Default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R_2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</text:span><text:span text:style-name="T9">top right</text:span>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</text:span><text:span text:style-name="T16">dot characters as the first </text:span><text:span text:style-name="T16">(e.g: 1brice.revenant or </text:span><text:span text:style-name="T16">_allitest)</text:span></text:p>
            <text:p><text:span text:style-name="T16">- Input values for other </text:span><text:span text:style-name="T16">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3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</text:span><text:span text:style-name="T16">required 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office:value-type="string">
            <text:p>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</text:span><text:span text:style-name="T16">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office:value-type="string">
            <text:p>GTN_PLT_ACR_26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0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Organization" table:style-name="ta1" table:print="false">
        <table:table-column table:style-name="co17" table:default-cell-style-name="ce100"/>
        <table:table-column table:style-name="co18" table:default-cell-style-name="ce137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0" table:default-cell-style-name="ce139"/>
        <table:table-column table:style-name="co24" table:default-cell-style-name="ce139"/>
        <table:table-column table:style-name="co25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<text:span text:style-name="T17"> form is shown, </text:span><text:span text:style-name="T17">includes:</text:span></text:p>
            <text:p>-<text:span text:style-name="T19"> User Management</text:span><text:span text:style-name="T17"> is </text:span><text:span text:style-name="T17">chosen as default, existing </text:span><text:span text:style-name="T17">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style-name="Default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</text:span><text:span text:style-name="T7">Previous Page, Next Page, </text:span><text:span text:style-name="T7">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</text:span><text:span text:style-name="T17">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</text:span><text:span text:style-name="T7">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</text:span><text:span text:style-name="T7">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</text:span><text:span text:style-name="T19">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</text:span><text:span text:style-name="T19">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shown only </text:span><text:span text:style-name="T17">when </text:span><text:span text:style-name="T7">Change Password </text:span><text:span text:style-name="T17">option is checked, otherwise, </text:span><text:span text:style-name="T17">they're 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</text:span><text:span text:style-name="T17">this option is selected</text:span></text:p>
            <text:p><text:span text:style-name="T17">- </text:span><text:span text:style-name="T7">Business Infor</text:span><text:span text:style-name="T17"> is displayed </text:span><text:span text:style-name="T17">if 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text:span text:style-name="T7"> and </text:span><text:span text:style-name="T7">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</text:span><text:span text:style-name="T17">Name starts with <text:s text:c="2"/></text:span><text:span text:style-name="T15">dash</text:span><text:span text:style-name="T17"> and </text:span><text:span text:style-name="T17">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</text:span><text:span text:style-name="T9">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</text:span><text:span text:style-name="T17">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Start/ Administration/ </text:span><text:span text:style-name="T7">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</text:span><text:span text:style-name="T23">are <text:s/>s</text:span><text:span text:style-name="T24">eparated</text:span><text:span text:style-name="T23"> by comma </text:span></text:p>
            <text:p><text:span text:style-name="T25">- Select the same </text:span><text:span text:style-name="T25">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GTN_PLT_ORG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</text:span><text:span text:style-name="T27">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GTN_PLT_ORG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</text:span><text:span text:style-name="T28">from group (has no role in </text:span><text:span text:style-name="T28">group anymore): </text:span></text:p>
            <text:p><text:span text:style-name="T28">he can not see any page </text:span><text:span text:style-name="T28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GTN_PLT_ORG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GTN_PLT_ORG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0" table:number-rows-repeated="591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4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 table:number-rows-repeated="1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Application_Registry" table:style-name="ta1" table:print="false">
        <table:table-column table:style-name="co26" table:default-cell-style-name="ce100"/>
        <table:table-column table:style-name="co27" table:default-cell-style-name="ce156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10" table:default-cell-style-name="ce157"/>
        <table:table-column table:style-name="co10" table:number-columns-repeated="6" table:default-cell-style-name="ce186"/>
        <table:table-column table:style-name="co10" table:number-columns-repeated="241" table:default-cell-style-name="Default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9"/>
          <table:table-cell table:style-name="ce157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</text:span><text:span text:style-name="T7">Name</text:span><text:span text:style-name="T17"> with number as the first </text:span><text:span text:style-name="T17">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</text:span><text:span text:style-name="T7">Name</text:span><text:span text:style-name="T17"> with dash and </text:span><text:span text:style-name="T17">underscore characters as the </text:span><text:span text:style-name="T17">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contains alpha, digit, </text:span><text:span text:style-name="T31">underscore </text:span><text:span text:style-name="T33">and dash </text:span><text:span text:style-name="T33">characters in the middle (e.g: </text:span><text:span text:style-name="T33">new.category or 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</text:span><text:span text:style-name="T7">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</text:span><text:span text:style-name="T9">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</text:span><text:span text:style-name="T7">Start/Administration/Basic/</text:span><text:span text:style-name="T7">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</text:span><text:span text:style-name="T7">URL 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</text:span><text:span text:style-name="T17">URL 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</text:span><text:span text:style-name="T25">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</text:span><text:span text:style-name="T25">right </text:span><text:span text:style-name="T25"><text:line-break/></text:span><text:span text:style-name="T25">- Click OK in confirm message</text:span></text:p>
            <text:p><text:span text:style-name="T25">All portlets/gadgets in different </text:span><text:span text:style-name="T25">categories will be imported </text:span><text:span text:style-name="T25">and listed 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GTN_PLT_APPR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</text:span><text:span text:style-name="T9">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GTN_PLT_APPR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GTN_PLT_APPR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GTN_PLT_APPR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</text:span><text:span text:style-name="T17">left 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</text:span><text:span text:style-name="T17">left 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GTN_PLT_APPR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</text:span><text:span text:style-name="T41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</text:span><text:span text:style-name="T41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</text:span><text:span text:style-name="T19">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 table:number-rows-repeated="317">
          <table:table-cell table:number-columns-repeated="256"/>
        </table:table-row>
        <table:table-row table:style-name="ro10" table:visibility="filter" table:number-rows-repeated="10">
          <table:table-cell table:number-columns-repeated="9"/>
          <table:table-cell table:style-name="ce157" table:number-columns-repeated="247"/>
        </table:table-row>
        <table:table-row table:style-name="ro10" table:visibility="filter">
          <table:table-cell table:number-columns-repeated="9"/>
          <table:table-cell table:style-name="ce157" table:number-columns-repeated="247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0"/>
        <table:table-column table:style-name="co31" table:default-cell-style-name="ce137"/>
        <table:table-column table:style-name="co32" table:default-cell-style-name="ce116"/>
        <table:table-column table:style-name="co33" table:default-cell-style-name="ce196"/>
        <table:table-column table:style-name="co34" table:default-cell-style-name="ce116"/>
        <table:table-column table:style-name="co35" table:default-cell-style-name="ce210"/>
        <table:table-column table:style-name="co36" table:default-cell-style-name="ce210"/>
        <table:table-column table:style-name="co37" table:default-cell-style-name="ce210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GTN_PLT_OTHERS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GTN_PLT_OTHERS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</text:span><text:span text:style-name="T7">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GTN_PLT_OTHERS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</text:span><text:span text:style-name="T17">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GTN_PLT_OTHERS_18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GTN_PLT_OTHERS_19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GTN_PLT_OTHERS_2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GTN_PLT_OTHERS_2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9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GTN_PLT_OTHERS_2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9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GTN_PLT_OTHERS_2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9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GTN_PLT_OTHERS_2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7">- Log in by admin</text:span></text:p>
            <text:p><text:span text:style-name="T17">- Click Site or group or </text:span><text:span text:style-name="T17">dashboard and move mouse </text:span><text:span text:style-name="T17">on </text:span><text:span text:style-name="T19">Site</text:span><text:span text:style-name="T17"> </text:span><text:span text:style-name="T7">editor or Group </text:span><text:span text:style-name="T7">editor or Dashboard editor</text:span><text:span text:style-name="T17"> </text:span><text:span text:style-name="T17">link</text:span></text:p>
          </table:table-cell>
          <table:table-cell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</text:span><text:span text:style-name="T17">add 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</text:span><text:span text:style-name="T17">edit layout </text:span></text:p>
            <text:p><text:span text:style-name="T42">When click</text:span></text:p>
            <text:p><text:span text:style-name="T43">- Site editor: can add/edit </text:span><text:span text:style-name="T43">page and edit layout of portal</text:span></text:p>
            <text:p><text:span text:style-name="T43">- Group editor:can add/edit </text:span><text:span text:style-name="T43">page and edit layout of <text:s/>group</text:span></text:p>
            <text:p><text:span text:style-name="T43">- Dashboard editor: can </text:span><text:span text:style-name="T43">add/edit page and edit layout </text:span><text:span text:style-name="T43">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 table:number-rows-repeated="6">
          <table:table-cell table:style-name="ce103"/>
          <table:table-cell table:number-columns-repeated="3"/>
          <table:table-cell table:style-name="ce74"/>
          <table:table-cell table:number-columns-repeated="251"/>
        </table:table-row>
        <table:table-row table:style-name="ro10" table:visibility="filter">
          <table:table-cell table:style-name="ce103"/>
          <table:table-cell table:number-columns-repeated="255"/>
        </table:table-row>
        <table:table-row table:style-name="ro14" table:visibility="filter">
          <table:table-cell table:style-name="ce103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 table:number-rows-repeated="2">
          <table:table-cell table:style-name="ce103"/>
          <table:table-cell table:number-columns-repeated="255"/>
        </table:table-row>
        <table:table-row table:style-name="ro10" table:visibility="filter" table:number-rows-repeated="22">
          <table:table-cell table:number-columns-repeated="256"/>
        </table:table-row>
        <table:table-row table:style-name="ro10" table:visibility="filter" table:number-rows-repeated="21">
          <table:table-cell table:number-columns-repeated="3"/>
          <table:table-cell table:style-name="ce116"/>
          <table:table-cell table:number-columns-repeated="252"/>
        </table:table-row>
        <table:table-row table:style-name="ro10" table:visibility="filter" table:number-rows-repeated="10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</table:table>
      <table:table table:name="Dashboard" table:style-name="ta1" table:print="false">
        <table:table-column table:style-name="co10" table:default-cell-style-name="ce103"/>
        <table:table-column table:style-name="co38" table:default-cell-style-name="ce194"/>
        <table:table-column table:style-name="co10" table:default-cell-style-name="ce138"/>
        <table:table-column table:style-name="co33" table:default-cell-style-name="ce71"/>
        <table:table-column table:style-name="co34" table:default-cell-style-name="ce116"/>
        <table:table-column table:style-name="co35" table:default-cell-style-name="ce134"/>
        <table:table-column table:style-name="co13" table:default-cell-style-name="ce134"/>
        <table:table-column table:style-name="co37" table:default-cell-style-name="ce136"/>
        <table:table-column table:style-name="co10" table:default-cell-style-name="ce136"/>
        <table:table-column table:style-name="co10" table:number-columns-repeated="8" table:default-cell-style-name="ce116"/>
        <table:table-column table:style-name="co10" table:number-columns-repeated="239" table:default-cell-style-name="ce100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office:value-type="string">
            <text:p>GTN_PLT_DASHBOARD_1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GTN_PLT_DASHBOARD_1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GTN_PLT_DASHBOARD_1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office:value-type="string">
            <text:p>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office:value-type="string">
            <text:p>GTN_PLT_DASHBOARD_1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33" office:value-type="string">
            <text:p>Step 3: Add new tab start <text:span text:style-name="T44">with </text:span><text:span text:style-name="T44"><text:s/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office:value-type="string">
            <text:p>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office:value-type="string">
            <text:p>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office:value-type="string">
            <text:p>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office:value-type="string">
            <text:p>GTN_PLT_DASHBOARD_1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office:value-type="string">
            <text:p>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</text:span><text:span text:style-name="T44">and dot and contain special </text:span><text:span text:style-name="T44">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office:value-type="string">
            <text:p>GTN_PLT_DASHBOARD_1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office:value-type="string">
            <text:p>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</text:span><text:span text:style-name="T46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office:value-type="string">
            <text:p>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 table:number-rows-repeated="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  <table:table-row table:style-name="ro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238"/>
        <table:table-column table:style-name="co40" table:default-cell-style-name="ce241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3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GTN_PLT_ACC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GTN_PLT_OTHERS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5" office:value-type="string">
            <text:p>GTN_PLT_OTHERS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31">
            <text:p>231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1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1:40:19</dc:date>
    <meta:editing-cycles>476</meta:editing-cycles>
    <meta:editing-duration>P7DT2H58M35S</meta:editing-duration>
    <meta:user-defined meta:name="Info 1"/>
    <meta:user-defined meta:name="Info 2"/>
    <meta:user-defined meta:name="Info 3"/>
    <meta:user-defined meta:name="Info 4"/>
    <meta:document-statistic meta:table-count="9" meta:cell-count="7854" meta:object-count="6"/>
  </office:meta>
</office:document-meta>
</file>